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fo:min-height="0.881cm"/>
    </style:style>
    <style:style style:name="gr3" style:family="graphic" style:parent-style-name="standard">
      <style:graphic-properties draw:stroke="none" svg:stroke-color="#000000" draw:fill="none" draw:fill-color="#ffffff" fo:min-height="0.42cm"/>
    </style:style>
    <style:style style:name="gr4" style:family="graphic" style:parent-style-name="standard">
      <style:graphic-properties draw:stroke="none" svg:stroke-color="#000000" draw:fill="none" draw:fill-color="#ffffff" fo:min-height="0.662cm"/>
    </style:style>
    <style:style style:name="gr5" style:family="graphic" style:parent-style-name="standard">
      <style:graphic-properties draw:stroke="none" svg:stroke-color="#000000" draw:fill="none" draw:fill-color="#ffffff" fo:min-height="1.013cm"/>
    </style:style>
    <style:style style:name="gr6" style:family="graphic" style:parent-style-name="standard">
      <style:graphic-properties draw:stroke="none" svg:stroke-color="#000000" draw:fill="none" draw:fill-color="#ffffff" fo:min-height="0.31cm"/>
    </style:style>
    <style:style style:name="gr7" style:family="graphic" style:parent-style-name="standard">
      <style:graphic-properties draw:stroke="none" svg:stroke-color="#000000" draw:fill="none" draw:fill-color="#ffffff" fo:min-height="8.722cm"/>
    </style:style>
    <style:style style:name="gr8" style:family="graphic" style:parent-style-name="standard">
      <style:graphic-properties draw:stroke="none" svg:stroke-color="#000000" draw:fill="none" draw:fill-color="#ffffff" fo:min-height="0.8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0cm" fo:margin-right="0cm" fo:text-align="center" fo:text-indent="0cm"/>
      <style:text-properties fo:font-family="Verdana" style:font-family-generic="swiss" style:font-pitch="variable" fo:font-size="10pt" style:font-size-asian="10pt" style:font-size-complex="10pt"/>
    </style:style>
    <style:style style:name="P5" style:family="paragraph">
      <style:paragraph-properties fo:margin-left="0cm" fo:margin-right="0cm" fo:text-indent="0cm"/>
      <style:text-properties fo:font-family="Verdana" style:font-family-generic="swiss" style:font-pitch="variable" fo:font-size="10pt"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Verdana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10.16cm" svg:height="10.16cm" svg:x="4.175cm" svg:y="3.076cm">
                <text:p/>
  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  </draw:custom-shape>
              <draw:custom-shape draw:style-name="gr1" draw:text-style-name="P1" draw:layer="layout" svg:width="10.16cm" svg:height="10.16cm" svg:x="9.255cm" svg:y="3.076cm">
                <text:p/>
  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  </draw:custom-shape>
              <draw:custom-shape draw:style-name="gr1" draw:text-style-name="P1" draw:layer="layout" svg:width="10.16cm" svg:height="10.16cm" svg:x="6.715cm" svg:y="8.156cm">
                <text:p/>
  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  </draw:custom-shape>
            </draw:g>
            <draw:frame draw:style-name="gr2" draw:text-style-name="P3" draw:layer="layout" svg:width="6.985cm" svg:height="1.361cm" svg:x="8.62cm" svg:y="18.316cm">
              <draw:text-box>
                <text:p text:style-name="P2"><text:span text:style-name="T1">Intereses restringidos,</text:span></text:p>
                <text:p text:style-name="P2"><text:span text:style-name="T1">conducta repetitiva</text:span></text:p>
              </draw:text-box>
            </draw:frame>
            <draw:frame draw:style-name="gr3" draw:text-style-name="P3" draw:layer="layout" svg:width="5.715cm" svg:height="0.806cm" svg:x="5.445cm" svg:y="2.27cm">
              <draw:text-box>
                <text:p text:style-name="P2"><text:span text:style-name="T1">Reciprocidad social</text:span></text:p>
              </draw:text-box>
            </draw:frame>
            <draw:frame draw:style-name="gr3" draw:text-style-name="P3" draw:layer="layout" svg:width="6.985cm" svg:height="0.806cm" svg:x="12.43cm" svg:y="2.27cm">
              <draw:text-box>
                <text:p text:style-name="P2"><text:span text:style-name="T1">Lenguaje, comunicación</text:span></text:p>
              </draw:text-box>
            </draw:frame>
          </draw:g>
          <draw:frame draw:style-name="gr4" draw:text-style-name="P4" draw:layer="layout" svg:width="3.175cm" svg:height="1.097cm" svg:x="6.742cm" svg:y="3.879cm">
            <draw:text-box>
              <text:p text:style-name="P4"><text:span text:style-name="T2">Emoción social reducida</text:span></text:p>
            </draw:text-box>
          </draw:frame>
          <draw:frame draw:style-name="gr5" draw:text-style-name="P4" draw:layer="layout" svg:width="4.445cm" svg:height="1.52cm" svg:x="4.81cm" svg:y="5.83cm">
            <draw:text-box>
              <text:p text:style-name="P4"><text:span text:style-name="T2">Contacto visual, atención compartida y juego social reducidos</text:span></text:p>
            </draw:text-box>
          </draw:frame>
          <draw:frame draw:style-name="gr6" draw:text-style-name="P5" draw:layer="layout" svg:width="1.905cm" svg:height="0.674cm" svg:x="13.921cm" svg:y="10.525cm">
            <draw:text-box>
              <text:p text:style-name="P5"><text:span text:style-name="T2">Ecolalia</text:span></text:p>
            </draw:text-box>
          </draw:frame>
          <draw:frame draw:style-name="gr6" draw:text-style-name="P5" draw:layer="layout" svg:width="3.81cm" svg:height="0.674cm" svg:x="4.81cm" svg:y="8.62cm">
            <draw:text-box>
              <text:p text:style-name="P5"><text:span text:style-name="T2">Empatía reducida</text:span></text:p>
            </draw:text-box>
          </draw:frame>
          <draw:frame draw:style-name="gr6" draw:text-style-name="P5" draw:layer="layout" svg:width="3.175cm" svg:height="0.674cm" svg:x="7.322cm" svg:y="11.479cm">
            <draw:text-box>
              <text:p text:style-name="P5"><text:span text:style-name="T2">Egocentrismo</text:span></text:p>
            </draw:text-box>
          </draw:frame>
          <draw:frame draw:style-name="gr6" draw:text-style-name="P5" draw:layer="layout" svg:width="3.81cm" svg:height="0.674cm" svg:x="12.899cm" svg:y="11.922cm">
            <draw:text-box>
              <text:p text:style-name="P5"><text:span text:style-name="T2">Habla repetitiva</text:span></text:p>
            </draw:text-box>
          </draw:frame>
          <draw:frame draw:style-name="gr5" draw:text-style-name="P4" draw:layer="layout" svg:width="4.445cm" svg:height="1.52cm" svg:x="9.584cm" svg:y="5.886cm">
            <draw:text-box>
              <text:p text:style-name="P4"><text:span text:style-name="T2">Habilidades de la “teoría de la mente” reducidas</text:span></text:p>
            </draw:text-box>
          </draw:frame>
          <draw:frame draw:style-name="gr4" draw:text-style-name="P4" draw:layer="layout" svg:width="4.445cm" svg:height="1.097cm" svg:x="14.418cm" svg:y="5.886cm">
            <draw:text-box>
              <text:p text:style-name="P4"><text:span text:style-name="T2">Trastorno específico del lenguaje</text:span></text:p>
            </draw:text-box>
          </draw:frame>
          <draw:frame draw:style-name="gr7" draw:text-style-name="P5" draw:layer="layout" svg:width="2.54cm" svg:height="10.795cm" svg:x="13.065cm" svg:y="3.54cm">
            <draw:text-box>
              <text:p text:style-name="P5"><text:span text:style-name="T2">Mutismo</text:span></text:p>
            </draw:text-box>
          </draw:frame>
          <draw:frame draw:style-name="gr6" draw:text-style-name="P5" draw:layer="layout" svg:width="3.81cm" svg:height="0.674cm" svg:x="13.919cm" svg:y="4.577cm">
            <draw:text-box>
              <text:p text:style-name="P5"><text:span text:style-name="T2">Lenguaje literal</text:span></text:p>
            </draw:text-box>
          </draw:frame>
          <draw:frame draw:style-name="gr6" draw:text-style-name="P5" draw:layer="layout" svg:width="5.08cm" svg:height="0.674cm" svg:x="11.659cm" svg:y="14.529cm">
            <draw:text-box>
              <text:p text:style-name="P5"><text:span text:style-name="T2">Inflexibilidad al cambio</text:span></text:p>
            </draw:text-box>
          </draw:frame>
          <draw:frame draw:style-name="gr8" draw:text-style-name="P4" draw:layer="layout" svg:width="4.445cm" svg:height="1.27cm" svg:x="14.859cm" svg:y="7.434cm">
            <draw:text-box>
              <text:p text:style-name="P4"><text:span text:style-name="T2">Imaginación verbal reducida</text:span></text:p>
            </draw:text-box>
          </draw:frame>
          <draw:frame draw:style-name="gr4" draw:text-style-name="P4" draw:layer="layout" svg:width="3.81cm" svg:height="1.097cm" svg:x="15.382cm" svg:y="8.981cm">
            <draw:text-box>
              <text:p text:style-name="P4"><text:span text:style-name="T2">Diálogo interior reducido</text:span></text:p>
            </draw:text-box>
          </draw:frame>
          <draw:frame draw:style-name="gr5" draw:text-style-name="P4" draw:layer="layout" svg:width="3.964cm" svg:height="1.52cm" svg:x="9.918cm" svg:y="8.841cm">
            <draw:text-box>
              <text:p text:style-name="P4"><text:span text:style-name="T2">Cognición, afecto y conducta hipomentalística</text:span></text:p>
            </draw:text-box>
          </draw:frame>
          <draw:frame draw:style-name="gr8" draw:text-style-name="P4" draw:layer="layout" svg:width="4.445cm" svg:height="1.27cm" svg:x="9.558cm" svg:y="13.037cm">
            <draw:text-box>
              <text:p text:style-name="P4"><text:span text:style-name="T2">Conducta</text:span><text:span text:style-name="T2"><text:line-break/></text:span><text:span text:style-name="T2">obsesivo-compulsiva</text:span></text:p>
            </draw:text-box>
          </draw:frame>
          <draw:frame draw:style-name="gr8" draw:text-style-name="P4" draw:layer="layout" svg:width="3.81cm" svg:height="1.27cm" svg:x="7.405cm" svg:y="14.197cm">
            <draw:text-box>
              <text:p text:style-name="P4"><text:span text:style-name="T2">Sistematización incrementada</text:span></text:p>
            </draw:text-box>
          </draw:frame>
          <draw:frame draw:style-name="gr8" draw:text-style-name="P4" draw:layer="layout" svg:width="5.08cm" svg:height="1.27cm" svg:x="9.364cm" svg:y="15.522cm">
            <draw:text-box>
              <text:p text:style-name="P4"><text:span text:style-name="T2">Savantismo, habilidades mecanicistas aumentadas</text:span></text:p>
            </draw:text-box>
          </draw:frame>
          <draw:frame draw:style-name="gr6" draw:text-style-name="P5" draw:layer="layout" svg:width="3.175cm" svg:height="0.674cm" svg:x="10.248cm" svg:y="17.138cm">
            <draw:text-box>
              <text:p text:style-name="P5"><text:span text:style-name="T2">Hiperactivida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911cm" fo:page-height="32.4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meta:initial-creator>Joan Ordinas</meta:initial-creator>
    <meta:creation-date>2009-09-24T13:22:06</meta:creation-date>
    <dc:creator>Joan Ordinas</dc:creator>
    <dc:date>2009-09-25T13:37:38</dc:date>
    <meta:printed-by>Joan Ordinas</meta:printed-by>
    <meta:print-date>2009-09-24T18:26:22</meta:print-date>
    <meta:editing-cycles>9</meta:editing-cycles>
    <meta:editing-duration>P1DT0H8M55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